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249ac" officeooo:paragraph-rsid="001249ac"/>
    </style:style>
    <style:style style:name="P2" style:family="paragraph" style:parent-style-name="Standard">
      <style:text-properties style:font-name="FreeMono" officeooo:rsid="001249ac" officeooo:paragraph-rsid="001258c4"/>
    </style:style>
    <style:style style:name="P3" style:family="paragraph" style:parent-style-name="Standard">
      <style:text-properties style:font-name="FreeMono" officeooo:rsid="001249ac" officeooo:paragraph-rsid="001729ec"/>
    </style:style>
    <style:style style:name="P4" style:family="paragraph" style:parent-style-name="Standard">
      <style:text-properties style:font-name="FreeMono" officeooo:rsid="001249ac" officeooo:paragraph-rsid="001d1e8f"/>
    </style:style>
    <style:style style:name="P5" style:family="paragraph" style:parent-style-name="Standard">
      <style:text-properties style:font-name="FreeMono" officeooo:rsid="001249ac" officeooo:paragraph-rsid="00273512"/>
    </style:style>
    <style:style style:name="P6" style:family="paragraph" style:parent-style-name="Standard">
      <style:text-properties style:font-name="FreeMono" officeooo:rsid="001258c4" officeooo:paragraph-rsid="001258c4"/>
    </style:style>
    <style:style style:name="P7" style:family="paragraph" style:parent-style-name="Standard">
      <style:text-properties style:font-name="FreeMono" officeooo:rsid="001258c4" officeooo:paragraph-rsid="0014658a"/>
    </style:style>
    <style:style style:name="P8" style:family="paragraph" style:parent-style-name="Standard">
      <style:text-properties style:font-name="FreeMono" officeooo:rsid="001258c4" officeooo:paragraph-rsid="00139e7d"/>
    </style:style>
    <style:style style:name="P9" style:family="paragraph" style:parent-style-name="Standard">
      <style:text-properties style:font-name="FreeMono" officeooo:rsid="001258c4" officeooo:paragraph-rsid="00239555"/>
    </style:style>
    <style:style style:name="P10" style:family="paragraph" style:parent-style-name="Standard">
      <style:text-properties style:font-name="FreeMono" officeooo:rsid="001258c4" officeooo:paragraph-rsid="00290600"/>
    </style:style>
    <style:style style:name="P11" style:family="paragraph" style:parent-style-name="Standard">
      <style:text-properties style:font-name="FreeMono" fo:font-weight="bold" officeooo:rsid="001258c4" officeooo:paragraph-rsid="00139e7d" style:font-weight-asian="bold" style:font-weight-complex="bold"/>
    </style:style>
    <style:style style:name="P12" style:family="paragraph" style:parent-style-name="Standard">
      <style:text-properties style:font-name="FreeMono" fo:font-weight="bold" officeooo:rsid="001258c4" officeooo:paragraph-rsid="0014658a" style:font-weight-asian="bold" style:font-weight-complex="bold"/>
    </style:style>
    <style:style style:name="P13" style:family="paragraph" style:parent-style-name="Standard">
      <style:text-properties style:font-name="FreeMono" fo:font-weight="bold" officeooo:rsid="001258c4" officeooo:paragraph-rsid="00239555" style:font-weight-asian="bold" style:font-weight-complex="bold"/>
    </style:style>
    <style:style style:name="P14" style:family="paragraph" style:parent-style-name="Standard">
      <style:text-properties style:font-name="FreeMono" fo:font-weight="bold" officeooo:rsid="001258c4" officeooo:paragraph-rsid="00290600" style:font-weight-asian="bold" style:font-weight-complex="bold"/>
    </style:style>
    <style:style style:name="P15" style:family="paragraph" style:parent-style-name="Standard">
      <style:text-properties style:font-name="FreeMono" fo:font-weight="bold" officeooo:rsid="001249ac" officeooo:paragraph-rsid="001258c4" style:font-weight-asian="bold" style:font-weight-complex="bold"/>
    </style:style>
    <style:style style:name="P16" style:family="paragraph" style:parent-style-name="Standard">
      <style:text-properties style:font-name="FreeMono" fo:font-weight="bold" officeooo:rsid="001249ac" officeooo:paragraph-rsid="001249ac" style:font-weight-asian="bold" style:font-weight-complex="bold"/>
    </style:style>
    <style:style style:name="P17" style:family="paragraph" style:parent-style-name="Standard">
      <style:text-properties style:font-name="FreeMono" fo:font-weight="bold" officeooo:rsid="0022c4a7" officeooo:paragraph-rsid="0022c4a7" style:font-weight-asian="bold" style:font-weight-complex="bold"/>
    </style:style>
    <style:style style:name="P18" style:family="paragraph" style:parent-style-name="Standard">
      <style:text-properties style:font-name="FreeMono" fo:font-weight="bold" officeooo:rsid="0025dbae" officeooo:paragraph-rsid="0025dbae" style:font-weight-asian="bold" style:font-weight-complex="bold"/>
    </style:style>
    <style:style style:name="P19" style:family="paragraph" style:parent-style-name="Standard">
      <style:text-properties style:font-name="FreeMono" fo:font-weight="bold" officeooo:rsid="00273512" officeooo:paragraph-rsid="00273512" style:font-weight-asian="bold" style:font-weight-complex="bold"/>
    </style:style>
    <style:style style:name="P20" style:family="paragraph" style:parent-style-name="Standard">
      <style:text-properties style:font-name="FreeMono" fo:font-weight="bold" officeooo:rsid="00266689" officeooo:paragraph-rsid="00266689" style:font-weight-asian="bold" style:font-weight-complex="bold"/>
    </style:style>
    <style:style style:name="P21" style:family="paragraph" style:parent-style-name="Standard">
      <style:text-properties style:font-name="FreeMono" officeooo:rsid="0014658a" officeooo:paragraph-rsid="0014658a"/>
    </style:style>
    <style:style style:name="P22" style:family="paragraph" style:parent-style-name="Standard">
      <style:text-properties style:font-name="FreeMono" officeooo:rsid="001545b9" officeooo:paragraph-rsid="001545b9"/>
    </style:style>
    <style:style style:name="P23" style:family="paragraph" style:parent-style-name="Standard">
      <style:text-properties style:font-name="FreeMono" officeooo:rsid="00181304" officeooo:paragraph-rsid="00181304"/>
    </style:style>
    <style:style style:name="P24" style:family="paragraph" style:parent-style-name="Standard">
      <style:text-properties style:font-name="FreeMono" officeooo:rsid="0018c2c6" officeooo:paragraph-rsid="0018c2c6"/>
    </style:style>
    <style:style style:name="P25" style:family="paragraph" style:parent-style-name="Standard">
      <style:text-properties style:font-name="FreeMono" officeooo:rsid="001a9b5f" officeooo:paragraph-rsid="001a9b5f"/>
    </style:style>
    <style:style style:name="P26" style:family="paragraph" style:parent-style-name="Standard">
      <style:text-properties style:font-name="FreeMono" officeooo:rsid="001d8283" officeooo:paragraph-rsid="001d8283"/>
    </style:style>
    <style:style style:name="P27" style:family="paragraph" style:parent-style-name="Standard">
      <style:text-properties style:font-name="FreeMono" fo:font-weight="normal" officeooo:rsid="001c7500" officeooo:paragraph-rsid="001d1e8f" style:font-weight-asian="normal" style:font-weight-complex="normal"/>
    </style:style>
    <style:style style:name="P28" style:family="paragraph" style:parent-style-name="Standard">
      <style:text-properties style:font-name="FreeMono" fo:font-weight="normal" officeooo:rsid="001fb0cf" officeooo:paragraph-rsid="001fb0cf" style:font-weight-asian="normal" style:font-weight-complex="normal"/>
    </style:style>
    <style:style style:name="P29" style:family="paragraph" style:parent-style-name="Standard">
      <style:text-properties style:font-name="FreeMono" fo:font-weight="normal" officeooo:rsid="0020d7a7" officeooo:paragraph-rsid="0020d7a7" style:font-weight-asian="normal" style:font-weight-complex="normal"/>
    </style:style>
    <style:style style:name="P30" style:family="paragraph" style:parent-style-name="Standard">
      <style:text-properties style:font-name="FreeMono" fo:font-weight="normal" officeooo:rsid="0022c4a7" officeooo:paragraph-rsid="0022c4a7" style:font-weight-asian="normal" style:font-weight-complex="normal"/>
    </style:style>
    <style:style style:name="P31" style:family="paragraph" style:parent-style-name="Standard">
      <style:text-properties style:font-name="FreeMono" fo:font-weight="normal" officeooo:rsid="0024aa3b" officeooo:paragraph-rsid="0024aa3b" style:font-weight-asian="normal" style:font-weight-complex="normal"/>
    </style:style>
    <style:style style:name="P32" style:family="paragraph" style:parent-style-name="Standard">
      <style:text-properties style:font-name="FreeMono" officeooo:rsid="0022c4a7" officeooo:paragraph-rsid="0022c4a7"/>
    </style:style>
    <style:style style:name="P33" style:family="paragraph" style:parent-style-name="Standard">
      <style:text-properties style:font-name="FreeMono" officeooo:rsid="00266689" officeooo:paragraph-rsid="00266689"/>
    </style:style>
    <style:style style:name="P34" style:family="paragraph" style:parent-style-name="Standard">
      <style:text-properties style:font-name="FreeMono" officeooo:rsid="00271652" officeooo:paragraph-rsid="00271652"/>
    </style:style>
    <style:style style:name="P35" style:family="paragraph" style:parent-style-name="Standard">
      <style:text-properties style:font-name="FreeMono" officeooo:rsid="0014658a" officeooo:paragraph-rsid="0014658a"/>
    </style:style>
    <style:style style:name="P36" style:family="paragraph" style:parent-style-name="Standard">
      <style:text-properties style:font-name="FreeMono" officeooo:rsid="002a10d8" officeooo:paragraph-rsid="002a10d8"/>
    </style:style>
    <style:style style:name="P37" style:family="paragraph" style:parent-style-name="Standard">
      <style:text-properties style:font-name="FreeMono" officeooo:rsid="0022c4a7" officeooo:paragraph-rsid="0022c4a7"/>
    </style:style>
    <style:style style:name="P38" style:family="paragraph" style:parent-style-name="Standard">
      <style:text-properties style:font-name="FreeMono" officeooo:rsid="0022c4a7" officeooo:paragraph-rsid="0022c4a7"/>
    </style:style>
    <style:style style:name="P39" style:family="paragraph" style:parent-style-name="Standard">
      <style:text-properties style:font-name="FreeMono" officeooo:rsid="001729ec" officeooo:paragraph-rsid="001729ec"/>
    </style:style>
    <style:style style:name="P40" style:family="paragraph" style:parent-style-name="Standard">
      <style:text-properties style:font-name="FreeMono" officeooo:rsid="001249ac" officeooo:paragraph-rsid="001249ac"/>
    </style:style>
    <style:style style:name="P41" style:family="paragraph" style:parent-style-name="Standard">
      <style:text-properties style:font-name="FreeMono" fo:font-weight="bold" officeooo:rsid="0022c4a7" officeooo:paragraph-rsid="0022c4a7" style:font-weight-asian="bold" style:font-weight-complex="bold"/>
    </style:style>
    <style:style style:name="P42" style:family="paragraph" style:parent-style-name="Standard">
      <style:text-properties style:font-name="FreeMono" fo:font-weight="bold" officeooo:rsid="002c467a" officeooo:paragraph-rsid="002c467a" style:font-weight-asian="bold" style:font-weight-complex="bold"/>
    </style:style>
    <style:style style:name="P43" style:family="paragraph" style:parent-style-name="Standard">
      <style:text-properties style:font-name="FreeMono" fo:font-weight="normal" officeooo:rsid="002c467a" officeooo:paragraph-rsid="002c467a" style:font-weight-asian="normal" style:font-weight-complex="normal"/>
    </style:style>
    <style:style style:name="T1" style:family="text">
      <style:text-properties officeooo:rsid="00139e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7500" style:font-weight-asian="bold" style:font-weight-complex="bold"/>
    </style:style>
    <style:style style:name="T4" style:family="text">
      <style:text-properties fo:font-weight="bold" officeooo:rsid="001cd33d" style:font-weight-asian="bold" style:font-weight-complex="bold"/>
    </style:style>
    <style:style style:name="T5" style:family="text">
      <style:text-properties fo:font-weight="bold" officeooo:rsid="001d1e8f" style:font-weight-asian="bold" style:font-weight-complex="bold"/>
    </style:style>
    <style:style style:name="T6" style:family="text">
      <style:text-properties fo:font-weight="bold" officeooo:rsid="00273512" style:font-weight-asian="bold" style:font-weight-complex="bold"/>
    </style:style>
    <style:style style:name="T7" style:family="text">
      <style:text-properties officeooo:rsid="0014658a"/>
    </style:style>
    <style:style style:name="T8" style:family="text">
      <style:text-properties officeooo:rsid="001729ec"/>
    </style:style>
    <style:style style:name="T9" style:family="text">
      <style:text-properties officeooo:rsid="0017e16a"/>
    </style:style>
    <style:style style:name="T10" style:family="text">
      <style:text-properties officeooo:rsid="001249ac"/>
    </style:style>
    <style:style style:name="T11" style:family="text">
      <style:text-properties officeooo:rsid="001a9b5f"/>
    </style:style>
    <style:style style:name="T12" style:family="text">
      <style:text-properties officeooo:rsid="001aa279"/>
    </style:style>
    <style:style style:name="T13" style:family="text">
      <style:text-properties officeooo:rsid="001f69d5"/>
    </style:style>
    <style:style style:name="T14" style:family="text">
      <style:text-properties officeooo:rsid="0022c4a7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FreeMono"/>
    </style:style>
    <style:style style:name="T17" style:family="text">
      <style:text-properties officeooo:rsid="00246f5e"/>
    </style:style>
    <style:style style:name="T18" style:family="text">
      <style:text-properties officeooo:rsid="00282922"/>
    </style:style>
    <style:style style:name="T19" style:family="text">
      <style:text-properties style:font-name="FreeMono"/>
    </style:style>
    <style:style style:name="T20" style:family="text">
      <style:text-properties style:font-name="FreeMono" officeooo:rsid="002abbed"/>
    </style:style>
    <style:style style:name="T21" style:family="text">
      <style:text-properties style:font-name="FreeMono" fo:font-weight="bold" style:font-weight-asian="bold" style:font-weight-complex="bold"/>
    </style:style>
    <style:style style:name="T22" style:family="text">
      <style:text-properties style:font-name="FreeMono" fo:font-weight="bold" officeooo:rsid="002abbe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rd Bringup for Olimex <text:span text:style-name="T8">Olinuxino</text:span> Micro A-13</text:p>
      <text:p text:style-name="P1">SOC- Allwinner A-13 (A-13 is not ARM cortex A13)</text:p>
      <text:p text:style-name="P1"/>
      <text:p text:style-name="P1">1.Download Allwinner A-13 datasheet and read sections that will help in board bringup.</text:p>
      <text:p text:style-name="P1"/>
      <text:p text:style-name="P1"><text:span text:style-name="T8">2</text:span>.To make the board working we need</text:p>
      <text:p text:style-name="P1">Toolchain</text:p>
      <text:p text:style-name="P1">Bootloader</text:p>
      <text:p text:style-name="P1">Kernel image</text:p>
      <text:p text:style-name="P1">OS (file system)</text:p>
      <text:p text:style-name="P1"/>
      <text:p text:style-name="P1"><text:span text:style-name="T8">3.</text:span>Download <text:span text:style-name="T11">a pre built </text:span>toolchain from linaro or mentor graphics <text:span text:style-name="T8">and install it.T</text:span>hen export path <text:span text:style-name="T8">where tool chain is present.</text:span></text:p>
      <text:p text:style-name="P16">~$ export PATH=TOOLCHAIN/tools/bin:$PATH</text:p>
      <text:p text:style-name="P1"/>
      <text:p text:style-name="P25">Toolchain from scratch is different topic. Steps to build that is not mentioned here.</text:p>
      <text:p text:style-name="P1"/>
      <text:p text:style-name="P3"><text:span text:style-name="T8">4</text:span>.Download U-boot from github sunxi uboot</text:p>
      <text:p text:style-name="P24">read /u-boot-sunxi/arch/arm/cpu/armv7/start.S</text:p>
      <text:p text:style-name="P24">read /u-boot-sunxi/arch/arm/cpu/armv7/<text:span text:style-name="T10">lowlevel_init.</text:span>S</text:p>
      <text:p text:style-name="P24"/>
      <text:p text:style-name="P24"/>
      <text:p text:style-name="P1">Preparing uboot(these steps depend on board type, may not be applicable <text:span text:style-name="T8">to</text:span> other board)</text:p>
      <text:p text:style-name="P1"><text:span text:style-name="T2">~$ chmod 777 mkconfig</text:span> </text:p>
      <text:p text:style-name="P16">~$ chmod 777 tools/script/make-asm-offset <text:span text:style-name="T12">(path of this file?)</text:span></text:p>
      <text:p text:style-name="P19">In new uboot source code this is moved to Kbuild in topmost directory.</text:p>
      <text:p text:style-name="P4"><text:span text:style-name="T2">~$ make ARCH=arm CROSS_COMPILE=arm-un</text:span><text:span text:style-name="T4">known</text:span><text:span text:style-name="T2">-linux-gnueabi-</text:span> </text:p>
      <text:p text:style-name="P4"><text:span text:style-name="T5">A13-O</text:span><text:span text:style-name="T6">l</text:span><text:span text:style-name="T5">inuXino-Micro</text:span><text:span text:style-name="T3">_config</text:span></text:p>
      <text:p text:style-name="P5"><text:span text:style-name="T2">~$ make ARCH=arm CROSS_COMPILE=arm-un</text:span><text:span text:style-name="T4">known</text:span><text:span text:style-name="T2">-linux-gnueabi-</text:span> </text:p>
      <text:p text:style-name="P5"><text:span text:style-name="T5">A13-O</text:span><text:span text:style-name="T6">L</text:span><text:span text:style-name="T5">inuXino</text:span><text:span text:style-name="T3">_config</text:span></text:p>
      <text:p text:style-name="P27">-this is present in uboot top level directory file boards.cfg</text:p>
      <text:p text:style-name="P1">-at the end to use all the tools available in the bin directory</text:p>
      <text:p text:style-name="P15">~$ make ARCH=arm CROSS_COMPILE=arm-unknown-linux-gnueabi-</text:p>
      <text:p text:style-name="P2"/>
      <text:p text:style-name="P6">the last two steps will make uboot.lds, uboot.bin, uboot_spl.bin(first stage bootloader)</text:p>
      <text:p text:style-name="P6">uboot_spl.bin loads uboot.bin</text:p>
      <text:p text:style-name="P6"/>
      <text:p text:style-name="P6">inside uboot /tools/mkimage export this path,this will make the kernel compressed image</text:p>
      <text:p text:style-name="P6"/>
      <text:p text:style-name="P6"><text:span text:style-name="T8">5.</text:span>Kernel</text:p>
      <text:p text:style-name="P23">Download kernel zip or clone it using git</text:p>
      <text:p text:style-name="P23">cd to kernel directory</text:p>
      <text:p text:style-name="P6"/>
      <text:p text:style-name="P11"><text:span text:style-name="T1">~</text:span>$make ARCH=arm CROSS_COMPILE=arm-unknown-linux-gnueabi- <text:span text:style-name="T1">a13_defconfig</text:span></text:p>
      <text:p text:style-name="P8"/>
      <text:p text:style-name="P26">config files are present in linux/arch/[platform]/configs</text:p>
      <text:p text:style-name="P26">/arch/arm/configs </text:p>
      <text:p text:style-name="P26">sun5i_defconfig </text:p>
      <text:p text:style-name="P26">a13_defconfig</text:p>
      <text:p text:style-name="P21"/>
      <text:p text:style-name="P14"><text:span text:style-name="T1">~</text:span>$make ARCH=arm CROSS_COMPILE=arm-unknown-linux-gnueabi- menuconfig</text:p>
      <text:p text:style-name="P10">enable <text:span text:style-name="T13">D</text:span>evice <text:span text:style-name="T13">D</text:span>river<text:span text:style-name="T13">s </text:span>-&gt; <text:span text:style-name="T13">N</text:span>etwork device support -&gt; <text:span text:style-name="T13">W</text:span>ireless <text:span text:style-name="T13">LAN</text:span>-&gt; <text:soft-page-break/>realtek 8188E usb wifi</text:p>
      <text:p text:style-name="P10">enable <text:span text:style-name="T13">D</text:span>evice <text:span text:style-name="T13">D</text:span>river<text:span text:style-name="T13">s </text:span>-&gt; <text:span text:style-name="T13">N</text:span>etwork device support -&gt; <text:span text:style-name="T13">USB</text:span> <text:span text:style-name="T13">N</text:span>etwork <text:span text:style-name="T13">A</text:span>dapter<text:span text:style-name="T13">s </text:span>-&gt; Davicom <text:span text:style-name="T13">DM 9601</text:span></text:p>
      <text:p text:style-name="P21">open .config file and change #GPIO_UGLY <text:span text:style-name="T9">to</text:span> GPIO_UGLY=y</text:p>
      <text:p text:style-name="P21"/>
      <text:p text:style-name="P36">disable mali driver and frame buffer if LCD is not plugged into the board.</text:p>
      <text:p text:style-name="P36"/>
      <text:p text:style-name="P12"><text:span text:style-name="T7">~</text:span>$make ARCH=arm CROSS_COMPILE=arm-unknown-linux-gnueabi- <text:span text:style-name="T7">uImage</text:span></text:p>
      <text:p text:style-name="P28">remember to export the mkimage path, otherwise the uImage will not be created</text:p>
      <text:p text:style-name="P28"/>
      <text:p text:style-name="P28">console output</text:p>
      <text:p text:style-name="P29">LD <text:s text:c="5"/>arch/arm/boot/compressed/vmlinux </text:p>
      <text:p text:style-name="P29"><text:s text:c="2"/>OBJCOPY arch/arm/boot/zImage </text:p>
      <text:p text:style-name="P29"><text:s text:c="2"/>Kernel: arch/arm/boot/zImage is ready </text:p>
      <text:p text:style-name="P29"><text:s text:c="2"/>UIMAGE <text:s/>arch/arm/boot/uImage </text:p>
      <text:p text:style-name="P29">"mkimage" command not found - U-Boot images will not be built </text:p>
      <text:p text:style-name="P29">make[1]: *** [arch/arm/boot/uImage] Error 1 </text:p>
      <text:p text:style-name="P29">make: *** [uImage] Error 2 </text:p>
      <text:p text:style-name="P29"/>
      <text:p text:style-name="P28">CALL <text:s text:c="3"/>scripts/checksyscalls.sh </text:p>
      <text:p text:style-name="P28"><text:s text:c="2"/>CHK <text:s text:c="4"/>include/generated/compile.h </text:p>
      <text:p text:style-name="P28"><text:s text:c="2"/>CHK <text:s text:c="4"/>kernel/config_data.h </text:p>
      <text:p text:style-name="P28"><text:s text:c="2"/>Kernel: arch/arm/boot/Image is ready </text:p>
      <text:p text:style-name="P28"><text:s text:c="2"/>Kernel: arch/arm/boot/zImage is ready </text:p>
      <text:p text:style-name="P28"><text:s text:c="2"/>UIMAGE <text:s/>arch/arm/boot/uImage </text:p>
      <text:p text:style-name="P28">Image Name: <text:s text:c="2"/>Linux-3.4.103-00033-g9a1cd03-dir </text:p>
      <text:p text:style-name="P28">Created: <text:s text:c="5"/>Wed May <text:s/>6 07:44:23 2015 </text:p>
      <text:p text:style-name="P28">Image Type: <text:s text:c="2"/>ARM Linux Kernel Image (uncompressed) </text:p>
      <text:p text:style-name="P28">Data Size: <text:s text:c="3"/>4103392 Bytes = 4007.22 kB = 3.91 MB </text:p>
      <text:p text:style-name="P28">Load Address: 40008000 </text:p>
      <text:p text:style-name="P28">Entry Point: <text:s/>40008000</text:p>
      <text:p text:style-name="P28"/>
      <text:p text:style-name="P12"><text:span text:style-name="T7">~</text:span>$make ARCH=arm CROSS_COMPILE=arm-unknown-linux-gnueabi- <text:span text:style-name="T7">INSTALL_MOD_PATH=out modules</text:span></text:p>
      <text:p text:style-name="P7"/>
      <text:p text:style-name="P22">we don't want the modules to be installed in standard path,so we mentioned “out”.</text:p>
      <text:p text:style-name="P7"/>
      <text:p text:style-name="P13"><text:span text:style-name="T7">~</text:span>$make ARCH=arm CROSS_COMPILE=arm-unknown-linux-gnueabi- <text:span text:style-name="T7">INSTALL_MOD_PATH=out modules_install</text:span></text:p>
      <text:p text:style-name="P9"/>
      <text:p text:style-name="P32">6.Preparing the SD card</text:p>
      <text:p text:style-name="P32">Insert the SD card in the system and find <text:span text:style-name="T17">the device node for the SD card and </text:span>all the partitions on the SD card</text:p>
      <text:p text:style-name="P17">~$fdisk -l</text:p>
      <text:p text:style-name="P31">if device node is mmcblk0. Create partitions in SD card</text:p>
      <text:p text:style-name="P18">~$sudo fdisk -u=sectors /dev/mmcblk0</text:p>
      <text:p text:style-name="P18"/>
      <text:p text:style-name="P30">make 2 primary partitions 1<text:span text:style-name="T15">st</text:span> one starting from 2048 to 34815 and <text:span text:style-name="T19">2</text:span><text:span text:style-name="T16">nd</text:span><text:span text:style-name="T19"> one starting from 34816 <text:s/></text:span></text:p>
      <text:p text:style-name="P32"/>
      <text:p text:style-name="P32"><text:span text:style-name="Source_20_Text"><text:span text:style-name="T22">~$ </text:span></text:span><text:span text:style-name="Source_20_Text"><text:span text:style-name="T21">dd</text:span></text:span><text:span text:style-name="T21"> </text:span><text:span text:style-name="Source_20_Text"><text:span text:style-name="T21">if=spl/sunxi-spl.bin of=${card} bs=1024 seek=8</text:span></text:span></text:p>
      <text:p text:style-name="Standard"><text:span text:style-name="Source_20_Text"><text:span text:style-name="T22">~$ </text:span></text:span><text:span text:style-name="Source_20_Text"><text:span text:style-name="T21">dd</text:span></text:span><text:span text:style-name="T21"> </text:span><text:span text:style-name="Source_20_Text"><text:span text:style-name="T21">if=u-boot.bin of=${card} bs=1024 seek=32</text:span></text:span></text:p>
      <text:p text:style-name="P17"/>
      <text:p text:style-name="P43">As an alternative, you can use the combined u-boot-sunxi-with-spl.bin:</text:p>
      <text:p text:style-name="P42">~$ dd if=u-boot-sunxi-with-spl.bin of=${card} bs=1024 seek=8</text:p>
      <text:p text:style-name="P42"/>
      <text:p text:style-name="P39"><text:soft-page-break/><text:span text:style-name="T14">7</text:span>.File system</text:p>
      <text:p text:style-name="P1"/>
      <text:p text:style-name="P34">mele_debian_armhf_minimal.cpio.gz</text:p>
      <text:p text:style-name="P20"><text:span text:style-name="T18">~$ </text:span>gunzip -dk mele_debian_armhf_minimal.cpio.gz</text:p>
      <text:p text:style-name="P20"><text:span text:style-name="T18">~$ </text:span>sudo cpio -idv &lt; /home/ankur/olimex/olimex_files/rootfs/mele_debian_armhf_minimal.cpio</text:p>
      <text:p text:style-name="P3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06:54:09.133326298</meta:creation-date>
    <dc:date>2015-05-14T07:24:06.770695121</dc:date>
    <meta:editing-duration>PT2H8M55S</meta:editing-duration>
    <meta:editing-cycles>31</meta:editing-cycles>
    <meta:generator>LibreOffice/4.2.7.2$Linux_X86_64 LibreOffice_project/420m0$Build-2</meta:generator>
    <meta:document-statistic meta:table-count="0" meta:image-count="0" meta:object-count="0" meta:page-count="3" meta:paragraph-count="80" meta:word-count="496" meta:character-count="3931" meta:non-whitespace-character-count="3441"/>
  </office:meta>
</office:document-meta>
</file>